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2">3.3 Analysis of the results</text:span></text:p>
      <text:p text:style-name="P1"><text:span text:style-name="T3">Board 1-1:</text:span></text:p>
      <text:p text:style-name="P1"><text:span text:style-name="T3">A-star: A star should be very effective in this board since it will try to get to right as fast as possible (through its h estimate), this is also the case (Although the two nodes to the right of the start nodes is a miss)</text:span></text:p>
      <text:p text:style-name="P1"><text:span text:style-name="T3">Dijkstra &amp; BFS: Expected to have a very comparable result to BFS. Since there are no weights, both of them will find the shortes path by just expanding to neighbours.</text:span></text:p>
      <text:p text:style-name="P1"><text:span text:style-name="T3"/></text:p>
      <text:p text:style-name="P1"><text:span text:style-name="T3">Board 2-2:</text:span></text:p>
      <text:p text:style-name="P1"><text:span text:style-name="T3">A-star &amp; Dijkstra: On this board the heuristic won't really make it a lot more efficient than Dijkstra due to the location of the start and the end node. Since dijkstra just spreads through its neighbours its by default going to spread towards the end goal. Thus it will mostly move in the same direction as the A-star.</text:span></text:p>
      <text:p text:style-name="P1"><text:span text:style-name="T3">BFS: On the boards 5 to 8 BFS won't be able to find the shortest path. It will be able to find the least amount of nodes required (as seen in 1-1). But since the nodes are weighted it won't be able to find the shortest path. It could potentially have found a better path than the one in the picture if the algorithm didn't break upon finding the end node. </text:span></text:p>
      <text:p text:style-name="P1"><text:span text:style-name="T3">BFS: As mentioned over, it should be almost identical to Dijkstra.</text:span><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